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paragraph-rsid="00172940" loext:padding="0.049cm" loext:border="1.5pt solid #5a2a82"/>
    </style:style>
    <style:style style:name="P2" style:family="paragraph" style:parent-style-name="Standard">
      <style:text-properties officeooo:rsid="00172940" officeooo:paragraph-rsid="00172940"/>
    </style:style>
    <style:style style:name="P3" style:family="paragraph" style:parent-style-name="Standard">
      <style:text-properties officeooo:paragraph-rsid="00172940"/>
    </style:style>
    <style:style style:name="P4" style:family="paragraph" style:parent-style-name="Text_20_body">
      <style:text-properties officeooo:rsid="00172940" officeooo:paragraph-rsid="00172940"/>
    </style:style>
    <style:style style:name="P5" style:family="paragraph" style:parent-style-name="Text_20_body">
      <style:text-properties officeooo:paragraph-rsid="00172940" loext:padding="0.049cm" loext:border="1.5pt solid #5a2a82"/>
    </style:style>
    <style:style style:name="P6" style:family="paragraph" style:parent-style-name="Text_20_body" style:list-style-name="L1">
      <style:paragraph-properties fo:margin-top="0cm" fo:margin-bottom="0cm" style:contextual-spacing="false"/>
      <style:text-properties officeooo:paragraph-rsid="00172940"/>
    </style:style>
    <style:style style:name="P7" style:family="paragraph" style:parent-style-name="Text_20_body" style:list-style-name="L1">
      <style:text-properties officeooo:paragraph-rsid="00172940"/>
    </style:style>
    <style:style style:name="P8" style:family="paragraph" style:parent-style-name="Text_20_body">
      <style:text-properties officeooo:paragraph-rsid="00172940"/>
    </style:style>
    <style:style style:name="T1" style:family="text">
      <style:text-properties officeooo:rsid="00172940"/>
    </style:style>
    <style:style style:name="T2" style:family="text">
      <style:text-properties fo:color="#5a2a82" loext:opacity="100%" fo:background-color="#ffffff" loext:char-shading-value="0" loext:padding="0cm" loext:border="non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hs_cos_wrapper_post_body"/><text:span text:style-name="T1">1.</text:span>Since electric vehicles have an electric motor and a battery instead of a combustion engine and a fuel tank, the architecture becomes simple and controllable at the component level</text:p>
      <text:p text:style-name="P3"/>
      <text:p text:style-name="P3"><text:bookmark text:name="hs_cos_wrapper_post_body1"/><text:span text:style-name="T1">2.</text:span>Lithium-ion batteries are the most utilized technology in electric cars. </text:p>
      <text:p text:style-name="P3"/>
      <text:p text:style-name="P3"><text:bookmark text:name="hs_cos_wrapper_post_body2"/><text:span text:style-name="T1">3.</text:span>EVs run on high voltage lithium-Ion battery packs. Lithium-ion batteries have higher energy density (100-265wh/kg) compared to other battery chemistries.</text:p>
      <text:p text:style-name="P2"/>
      <text:p text:style-name="P2"/>
      <text:p text:style-name="P2"/>
      <text:h text:style-name="P1" text:outline-level="2"><text:span text:style-name="T2">Definition</text:span> </text:h>
      <text:p text:style-name="P5">Battery management system (BMS) is technology dedicated to the oversight of a battery pack, which is an assembly of battery cells, electrically organized in a row x column matrix configuration to enable delivery of targeted range of voltage and current for a duration of time against expected load scenarios.</text:p>
      <text:p text:style-name="P8">The oversight that a BMS provides usually includes:</text:p>
      <text:list xml:id="list1091773498" text:style-name="L1">
        <text:list-item>
          <text:p text:style-name="P6">Monitoring the battery </text:p>
        </text:list-item>
        <text:list-item>
          <text:p text:style-name="P6">Providing battery protection </text:p>
        </text:list-item>
        <text:list-item>
          <text:p text:style-name="P6">Estimating the battery’s operational state </text:p>
        </text:list-item>
        <text:list-item>
          <text:p text:style-name="P6">Continually optimizing battery performance </text:p>
        </text:list-item>
        <text:list-item>
          <text:p text:style-name="P7">Reporting operational status to external devices </text:p>
        </text:list-item>
      </text:list>
      <text:p text:style-name="P4">Here, the term “battery” implies the entire pack; however, the monitoring and control functions are specifically applied to individual cells, or groups of cells called modules in the overall battery pack assembly. Lithium-ion rechargeable cells have the highest energy density and are the standard choice for battery packs for many consumer products, from laptops to electric vehicles. While they perform superbly, they can be rather unforgiving if operated outside a generally tight safe operating area (SOA), with outcomes ranging from compromising the battery performance to outright dangerous consequences. The BMS certainly has a challenging job description, and its overall complexity and oversight outreach may span many disciplines such as electrical, digital, control, thermal, and hydraulic</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2T12:11:09.726605842</meta:creation-date>
    <dc:date>2023-11-02T12:13:19.469785214</dc:date>
    <meta:editing-duration>PT2M10S</meta:editing-duration>
    <meta:editing-cycles>1</meta:editing-cycles>
    <meta:document-statistic meta:table-count="0" meta:image-count="0" meta:object-count="0" meta:page-count="1" meta:paragraph-count="12" meta:word-count="258" meta:character-count="1774" meta:non-whitespace-character-count="1526"/>
    <meta:generator>LibreOffice/7.3.7.2$Linux_X86_64 LibreOffice_project/30$Build-2</meta:generator>
  </office:meta>
</office:document-meta>
</file>